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22.<text:s/>Write a Prolog Program to print particular bird can fly or not. Incorporate required</text:p>
      <text:p text:style-name="Normal"/>
      <text:p text:style-name="Normal">% --- Facts: bird(BirdName) ---</text:p>
      <text:p text:style-name="Normal">bird(sparrow).</text:p>
      <text:p text:style-name="Normal">bird(penguin).</text:p>
      <text:p text:style-name="Normal">bird(eagle).</text:p>
      <text:p text:style-name="Normal">bird(ostrich).</text:p>
      <text:p text:style-name="Normal">bird(parrot).</text:p>
      <text:p text:style-name="Normal"/>
      <text:p text:style-name="Normal">% --- Facts: can't fly birds ---</text:p>
      <text:p text:style-name="Normal">cannot_fly(penguin).</text:p>
      <text:p text:style-name="Normal">cannot_fly(ostrich).</text:p>
      <text:p text:style-name="Normal"/>
      <text:p text:style-name="Normal">% --- Rule: can fly if it's a bird and not in cannot_fly list ---</text:p>
      <text:p text:style-name="Normal">can_fly(Bird) :-</text:p>
      <text:p text:style-name="Normal"><text:s text:c="4"/>bird(Bird),</text:p>
      <text:p text:style-name="Normal"><text:s text:c="4"/>\+ cannot_fly(Bird).</text:p>
      <text:p text:style-name="Normal"/>
      <text:p text:style-name="Normal">% --- Rule: can't fly if listed explicitly ---</text:p>
      <text:p text:style-name="Normal">cannot_fly_bird(Bird) :-</text:p>
      <text:p text:style-name="Normal"><text:s text:c="4"/>bird(Bird),</text:p>
      <text:p text:style-name="Normal"><text:s text:c="4"/>cannot_fly(Bird).</text:p>
      <text:p text:style-name="Normal"/>
      <text:p text:style-name="Normal">?- can_fly(parrot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14:00Z</meta:creation-date>
    <dc:date>2025-07-08T16:15:00Z</dc:date>
    <meta:template xlink:href="Normal.dotm" xlink:type="simple"/>
    <meta:editing-cycles>1</meta:editing-cycles>
    <meta:editing-duration>PT60S</meta:editing-duration>
    <meta:document-statistic meta:page-count="1" meta:paragraph-count="1" meta:word-count="78" meta:character-count="526" meta:row-count="3" meta:non-whitespace-character-count="449"/>
  </office:meta>
</office:document-meta>
</file>